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BeforeSMTPHandler.onConnect( SMTP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P3BeforeSMTPHandler.configure( Configuration arg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P3BeforeSMTPHandler.setExpireTime( String rawExpire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